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/>
    </style:style>
    <style:style style:name="T1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name planning methods by developpement methodoly</text:span></text:p>
      <text:p text:style-name="P1">Do the correction</text:p>
      <text:p text:style-name="P1">caf specification</text:p>
      <text:p text:style-name="P1"/>
      <text:list xml:id="list1603472134479707929" text:style-name="L2">
        <text:list-item>
          <text:p text:style-name="P2">Introduction</text:p>
        </text:list-item>
        <text:list-item>
          <text:p text:style-name="P2">Agile methods</text:p>
          <text:list>
            <text:list-item>
              <text:p text:style-name="P2">Poker planning</text:p>
            </text:list-item>
            <text:list-item>
              <text:p text:style-name="P2">methodology</text:p>
            </text:list-item>
          </text:list>
        </text:list-item>
        <text:list-item>
          <text:p text:style-name="P2">Environment and risks analysis</text:p>
          <text:list>
            <text:list-item>
              <text:p text:style-name="P2">gabriel stuff (no date)</text:p>
            </text:list-item>
            <text:list-item>
              <text:p text:style-name="P2">risks</text:p>
            </text:list-item>
          </text:list>
        </text:list-item>
        <text:list-item>
          <text:p text:style-name="P2">Tasks planning</text:p>
          <text:list>
            <text:list-item>
              <text:p text:style-name="P2">Dates</text:p>
            </text:list-item>
            <text:list-item>
              <text:p text:style-name="P2">Gantt diagram</text:p>
            </text:list-item>
          </text:list>
        </text:list-item>
        <text:list-item>
          <text:p text:style-name="P2">Conclusion</text:p>
        </text:list-item>
      </text:list>
      <text:p text:style-name="P1"/>
      <text:p text:style-name="P1">Planning oral plan : (8 minutes – 3 people) Benoit, Prateek, Gabriel</text:p>
      <text:p text:style-name="P1"/>
      <text:list xml:id="list20559654" text:continue-list="list1603472134479707929" text:style-name="L2">
        <text:list-item text:start-value="1">
          <text:p text:style-name="P2">Introduction Mikail Gabriel</text:p>
        </text:list-item>
        <text:list-item>
          <text:p text:style-name="P2">Agile methods Prateek</text:p>
          <text:list>
            <text:list-item>
              <text:p text:style-name="P2">Poker Dan planningPrateek</text:p>
            </text:list-item>
            <text:list-item>
              <text:p text:style-name="P2">methodologyPrateek</text:p>
            </text:list-item>
          </text:list>
        </text:list-item>
        <text:list-item>
          <text:p text:style-name="P2">Environment and risks analysis</text:p>
          <text:list>
            <text:list-item>
              <text:p text:style-name="P2">gabriel stuff Gabriel</text:p>
            </text:list-item>
            <text:list-item>
              <text:p text:style-name="P2">risks Benoit</text:p>
            </text:list-item>
          </text:list>
        </text:list-item>
        <text:list-item>
          <text:p text:style-name="P2">Tasks planning</text:p>
          <text:list>
            <text:list-item>
              <text:p text:style-name="P2">Dates Benoit</text:p>
            </text:list-item>
            <text:list-item>
              <text:p text:style-name="P2">Chronology (baptiste et dan) Benoit</text:p>
            </text:list-item>
          </text:list>
        </text:list-item>
        <text:list-item>
          <text:p text:style-name="P2">Conclusion Benoit</text:p>
        </text:list-item>
      </text:list>
      <text:p text:style-name="P1"/>
      <text:p text:style-name="P1">Presentation oral plan : (20 minutes – 6 people)</text:p>
      <text:p text:style-name="P1"/>
      <text:list xml:id="list3057704568678537276" text:style-name="L3">
        <text:list-item>
          <text:p text:style-name="P3">Introduction (Gabriel ou Mikail)</text:p>
        </text:list-item>
        <text:list-item>
          <text:p text:style-name="P3">presentation project Dan</text:p>
        </text:list-item>
        <text:list-item>
          <text:p text:style-name="P3">presentation of the Game Gabriel</text:p>
        </text:list-item>
        <text:list-item>
          <text:p text:style-name="P3">MCTS algo Benoit</text:p>
        </text:list-item>
        <text:list-item>
          <text:p text:style-name="P3">parallelization Mikail</text:p>
        </text:list-item>
        <text:list-item>
          <text:p text:style-name="P3">Architecture Dan + Prateek</text:p>
        </text:list-item>
        <text:list-item>
          <text:p text:style-name="P3">Specifications : Solutions + product + agile (development method)</text:p>
          <text:p text:style-name="P3">agile for prateek, solutions Baptiste critères de produit (specifications <text:soft-page-break/>+ contraintes) Baptiste</text:p>
        </text:list-item>
        <text:list-item>
          <text:p text:style-name="P3">chronology Benoit</text:p>
        </text:list-item>
        <text:list-item>
          <text:p text:style-name="P3">Conclusion (Gabriel ou Mikai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$Win32 OpenOffice.org_project/411m6$Build-9775</meta:generator>
    <dc:date>2014-12-11T00:41:08.79</dc:date>
    <meta:document-statistic meta:table-count="0" meta:image-count="0" meta:object-count="0" meta:page-count="2" meta:paragraph-count="37" meta:word-count="162" meta:character-count="1005"/>
    <dc:creator>Dan </dc:creator>
    <meta:user-defined meta:name="Info 1"/>
    <meta:user-defined meta:name="Info 2"/>
    <meta:user-defined meta:name="Info 3"/>
    <meta:user-defined meta:name="Info 4"/>
  </office:meta>
</office:document-meta>
</file>